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adb0c"/>
    </style:style>
    <style:style style:name="T2" style:family="text">
      <style:text-properties officeooo:rsid="001ecf9f"/>
    </style:style>
    <style:style style:name="T3" style:family="text">
      <style:text-properties officeooo:rsid="001f7022"/>
    </style:style>
    <style:style style:name="T4" style:family="text">
      <style:text-properties officeooo:rsid="00186635"/>
    </style:style>
    <style:style style:name="T5" style:family="text">
      <style:text-properties officeooo:rsid="0018f465"/>
    </style:style>
    <style:style style:name="T6" style:family="text">
      <style:text-properties officeooo:rsid="001f7a56"/>
    </style:style>
    <style:style style:name="T7" style:family="text">
      <style:text-properties officeooo:rsid="001c96f1"/>
    </style:style>
    <style:style style:name="T8" style:family="text">
      <style:text-properties officeooo:rsid="001ca1d0"/>
    </style:style>
    <style:style style:name="T9" style:family="text">
      <style:text-properties officeooo:rsid="001988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Fresh Install Debian 13 Trixie with BTRFS, Timeshift, and GRUB-BTRFS</text:p>
      <text:p text:style-name="Standard"/>
      <text:p text:style-name="Standard">## Why BTRFS?</text:p>
      <text:p text:style-name="Standard"/>
      <text:p text:style-name="Standard">BTRFS, often <text:span text:style-name="T1">referred to as</text:span> "ButterFS", is a file system that boasts many advanced features such as data integrity via checksums, flexible <text:span text:style-name="T1">subvolume creation,</text:span> RAID support, and <text:span text:style-name="T2">a </text:span>lightweight <text:span text:style-name="T2">system snapshot</text:span> footprint. <text:span text:style-name="T3">I</text:span>ts primary appeal <text:span text:style-name="T3">to desktop users </text:span>is its ability to take full system snapshots, making it easier to roll back to previous system states. BTRFS is a *COW* (Copy-On-Write) file system: instead of overwriting data, it creates a copy as a backup, keeping the system efficient by only backing up the changes rather than full copies, like RSYNC or other solutions <text:span text:style-name="T4">would otherwise do</text:span>.</text:p>
      <text:p text:style-name="Standard"/>
      <text:p text:style-name="Standard">## Does Debian 13 not offer BTRFS by default?</text:p>
      <text:p text:style-name="Standard"/>
      <text:p text:style-name="Standard">Yes, technically. Unfortunately Debian 13 does not provide an out-of-the-box option for BTRFS during installation. As a result, we will be performing a manual installation. Debian still defaults to EXT4, which is a very stable filesystem. Since BTRFS is relatively new <text:span text:style-name="T5">in comparison </text:span>and still evolving, Debian has not yet deemed it stable enough for default inclusion. However, by sticking to the more stable features of BTRFS, we can still enjoy the benefits of system snapshots without issues.</text:p>
      <text:p text:style-name="Standard"/>
      <text:p text:style-name="Standard">## What is Timeshift?</text:p>
      <text:p text:style-name="Standard"/>
      <text:p text:style-name="Standard">Timeshift is a simple-to-configure system backup tool maintained by the Linux Mint team. It offers an easy interface for configuring which directories to back up, when to schedule backups, and how many backups to retain. Timeshift supports both RSYNC and BTRFS, making it a perfect companion for our BTRFS Debian setup. It ensures at least one snapshot is automatically created, providing a backup in case of emergencies.</text:p>
      <text:p text:style-name="Standard"/>
      <text:p text:style-name="Standard">## References</text:p>
      <text:p text:style-name="Standard"/>
      <text:p text:style-name="Standard">This guide is a combination of instructions and sources I found useful while doing my first manual installation of Debian 13 with BTRFS <text:span text:style-name="T6">and snapshot support</text:span>.</text:p>
      <text:p text:style-name="Standard"/>
      <text:p text:style-name="Standard">- Special thanks to "JustAGuy Linux" on YouTube for his great video on setting up BTRFS on Debian. It was <text:span text:style-name="T7">an </text:span>especially helpful <text:span text:style-name="T7">reference </text:span>for the manual partitioning process. <text:span text:style-name="T7">[</text:span>Debian 13 Trixie Minimal Install w/BTRFS](https://www.youtube.com/watch?v=_zC4S7TA1GI)</text:p>
      <text:p text:style-name="Standard">- The [Debian Wiki](https://wiki.debian.org/NvidiaGraphicsDrivers#Wayland) was invaluable for setting up the NVIDIA proprietary drivers and resolving Wayland compatibility issues.</text:p>
      <text:p text:style-name="Standard">- The [Grub-BTRFS GitHub](https://github.com/Antynea/grub-btrfs) page contains all the information you need to install and configure Grub-BTRFS, which we will touch on here but is explained in greater detail there.</text:p>
      <text:p text:style-name="Standard"/>
      <text:p text:style-name="Standard">---</text:p>
      <text:p text:style-name="Standard"/>
      <text:p text:style-name="Standard">## Partition Disks and Create Directories</text:p>
      <text:p text:style-name="Standard"/>
      <text:p text:style-name="Standard">1. **Start the installation** in "Expert" mode. This will take you to the disk setup, where we will manually partition the drive.</text:p>
      <text:p text:style-name="Standard"/>
      <text:p text:style-name="Standard">2. **Partitioning the Disk**:</text:p>
      <text:p text:style-name="Standard"><text:soft-page-break/><text:s text:c="4"/>- Select the disk you want to use, whether it's a new or existing disk, and choose the GPT partition type.</text:p>
      <text:p text:style-name="Standard"><text:s text:c="4"/>- **EFI Partition**: Create a 1GB partition for the EFI system. Select "EFI" as the partition type.</text:p>
      <text:p text:style-name="Standard"><text:s text:c="4"/>- **BTRFS Partition**: Create a partition for the main BTRFS system. <text:span text:style-name="T7">In my case, I r</text:span>eserve<text:span text:style-name="T7">d</text:span> some space for a swap partition (e.g., leave 20GB for swap). Choose "BTRFS" as the partition type.</text:p>
      <text:p text:style-name="Standard"><text:s text:c="4"/>- **Swap Partition**: Create a swap partition for additional memory management. If using zRAM, this step is optional.</text:p>
      <text:p text:style-name="Standard"/>
      <text:p text:style-name="Standard">3. **Creating the Partitions**: After selecting partition sizes and types, confirm and return to the main installation screen.</text:p>
      <text:p text:style-name="Standard"/>
      <text:p text:style-name="Standard">---</text:p>
      <text:p text:style-name="Standard"/>
      <text:p text:style-name="Standard">## Configure Sub<text:span text:style-name="T8">v</text:span>olumes</text:p>
      <text:p text:style-name="Standard"/>
      <text:p text:style-name="Standard">This part requires manual configuration via the terminal. Here's how:</text:p>
      <text:p text:style-name="Standard"/>
      <text:p text:style-name="Standard">1. **Access Terminal**: Use `Ctrl+Alt+F2` to open <text:span text:style-name="T7">the Box Buddy </text:span>terminal <text:span text:style-name="T7">view</text:span>.</text:p>
      <text:p text:style-name="Standard"/>
      <text:p text:style-name="Standard">2. **List Available Drives**: Use the `df -h` command to list available drives and partitions.</text:p>
      <text:p text:style-name="Standard"/>
      <text:p text:style-name="Standard">3. **Unmount Partitions**:</text:p>
      <text:p text:style-name="Standard"><text:s text:c="4"/>```bash</text:p>
      <text:p text:style-name="Standard"><text:s text:c="4"/>umount /target/boot/efi</text:p>
      <text:p text:style-name="Standard"><text:s text:c="4"/>umount /target</text:p>
      <text:p text:style-name="Standard"><text:s text:c="4"/>```</text:p>
      <text:p text:style-name="Standard"/>
      <text:p text:style-name="Standard">4. **Mount the Largest Partition**: Replace `/your/drivepath` with the actual partition path.</text:p>
      <text:p text:style-name="Standard"><text:s text:c="4"/>```bash</text:p>
      <text:p text:style-name="Standard"><text:s text:c="4"/>umount /your/drivepath /mnt</text:p>
      <text:p text:style-name="Standard"><text:s text:c="4"/>```</text:p>
      <text:p text:style-name="Standard"/>
      <text:p text:style-name="Standard">5. **Rename the Root Volume**: Change `@rootfs` to `@`, which is the format for BTRFS and Timeshift <text:span text:style-name="T5">need to utilize snapshots</text:span>.</text:p>
      <text:p text:style-name="Standard"><text:s text:c="4"/>```bash</text:p>
      <text:p text:style-name="Standard"><text:s text:c="4"/>mv @rootfs @</text:p>
      <text:p text:style-name="Standard"><text:s text:c="4"/>```</text:p>
      <text:p text:style-name="Standard"/>
      <text:p text:style-name="Standard">6. **Create Sub<text:span text:style-name="T8">v</text:span>olumes**:</text:p>
      <text:p text:style-name="Standard"><text:s text:c="4"/>At minimum, you need `@` (root) and `@home`. You can also create `@snapshots`, `@log`, <text:a xlink:type="simple" xlink:href="mailto:%60@var" text:style-name="Internet_20_link" text:visited-style-name="Visited_20_Internet_20_Link">`@var</text:a>`, <text:span text:style-name="T8">and any </text:span>additional subvolumes <text:span text:style-name="T8">you wish</text:span>:</text:p>
      <text:p text:style-name="Standard"><text:s text:c="4"/>```bash</text:p>
      <text:p text:style-name="Standard"><text:s text:c="4"/>btrfs su cr @home</text:p>
      <text:p text:style-name="Standard"><text:s text:c="4"/>btrfs su cr @snapshots</text:p>
      <text:p text:style-name="Standard"><text:s text:c="4"/>btrfs su cr @log</text:p>
      <text:p text:style-name="Standard"><text:s text:c="4"/>btrfs su cr @var</text:p>
      <text:p text:style-name="Standard"><text:s text:c="4"/>```</text:p>
      <text:p text:style-name="Standard"/>
      <text:p text:style-name="Standard">7. **Mount Sub<text:span text:style-name="T8">v</text:span>olumes**: Mount the root sub<text:span text:style-name="T8">v</text:span>olume first, and then other subvolumes:</text:p>
      <text:p text:style-name="Standard"><text:soft-page-break/><text:s text:c="4"/>```bash</text:p>
      <text:p text:style-name="Standard"><text:s text:c="4"/><text:span text:style-name="T9">#</text:span><text:span text:style-name="T8">Remember</text:span><text:span text:style-name="T9"> to replace /your/drivepath/ with your actual path</text:span></text:p>
      <text:p text:style-name="Standard"><text:s text:c="4"/>mount -o noatime,compress=zstd,subvolume=@ /your/drivepath /target</text:p>
      <text:p text:style-name="Standard"><text:s text:c="4"/>mount -o noatime,compress=zstd,subvolume=@home /your/drivepath /target/home</text:p>
      <text:p text:style-name="Standard"><text:s text:c="4"/>mount -o noatime,compress=zstd,subvolume=@snapshots /your/drivepath /target/.snapshots</text:p>
      <text:p text:style-name="Standard"><text:s text:c="4"/>mount -o noatime,compress=zstd,subvolume=@log /your/drivepath /target/var/log</text:p>
      <text:p text:style-name="Standard"><text:s text:c="4"/>mount -o noatime,compress=zstd,subvolume=@var /your/drivepath /target/var/cache</text:p>
      <text:p text:style-name="Standard"><text:s text:c="4"/>```</text:p>
      <text:p text:style-name="Standard"/>
      <text:p text:style-name="Standard">---</text:p>
      <text:p text:style-name="Standard"/>
      <text:p text:style-name="Standard">## FSTAB File Configuration</text:p>
      <text:p text:style-name="Standard"/>
      <text:p text:style-name="Standard">1. **Edit the FSTAB File**: Open the FSTAB file to configure the mounts:</text:p>
      <text:p text:style-name="Standard"><text:s text:c="4"/>```bash</text:p>
      <text:p text:style-name="Standard"><text:s text:c="4"/>nano /target/etc/fstab</text:p>
      <text:p text:style-name="Standard"><text:s text:c="4"/>```</text:p>
      <text:p text:style-name="Standard"/>
      <text:p text:style-name="Standard">2. **Modify Mount Entries**: For each mount point (e.g., `/home`, `/`, etc.), replace the default options with:</text:p>
      <text:p text:style-name="Standard"><text:s text:c="4"/>```bash</text:p>
      <text:p text:style-name="Standard"><text:s text:c="4"/>/home <text:s text:c="3"/>btrfs <text:s text:c="3"/>noatime,compress=zstd,subvol=@home <text:s text:c="2"/>0 <text:s text:c="3"/>1</text:p>
      <text:p text:style-name="Standard"><text:s text:c="4"/>```</text:p>
      <text:p text:style-name="Standard"/>
      <text:p text:style-name="Standard">3. **Save and Exit**: Press `Ctrl+O`, hit `Enter`, and then `Ctrl+X` to exit Nano.</text:p>
      <text:p text:style-name="Standard"/>
      <text:p text:style-name="Standard">---</text:p>
      <text:p text:style-name="Standard"/>
      <text:p text:style-name="Standard">## Timeshift Configuration</text:p>
      <text:p text:style-name="Standard"/>
      <text:p text:style-name="Standard">1. **Install Timeshift**:</text:p>
      <text:p text:style-name="Standard"><text:s text:c="4"/>```bash</text:p>
      <text:p text:style-name="Standard"><text:s text:c="4"/>sudo apt install timeshift</text:p>
      <text:p text:style-name="Standard"><text:s text:c="4"/>```</text:p>
      <text:p text:style-name="Standard"/>
      <text:p text:style-name="Standard">2. **Configure Timeshift**: During setup, select BTRFS as the backup method, set up automated snapshot creation (e.g., on boot and daily), and configure snapshot retention.</text:p>
      <text:p text:style-name="Standard"/>
      <text:p text:style-name="Standard">---</text:p>
      <text:p text:style-name="Standard"/>
      <text:p text:style-name="Standard">## GRUB-BTRFS Configuration</text:p>
      <text:p text:style-name="Standard"/>
      <text:p text:style-name="Standard">Grub-BTRFS integrates snapshots into the GRUB bootloader, allowing you to select system snapshots at boot time.</text:p>
      <text:p text:style-name="Standard"/>
      <text:p text:style-name="Standard">1. **Install Dependencies**:</text:p>
      <text:p text:style-name="Standard"><text:s text:c="4"/>```bash</text:p>
      <text:p text:style-name="Standard"><text:s text:c="4"/>sudo apt install git inotify-tools</text:p>
      <text:p text:style-name="Standard"><text:s text:c="4"/>```</text:p>
      <text:p text:style-name="Standard"><text:soft-page-break/></text:p>
      <text:p text:style-name="Standard">2. **Clone Grub-BTRFS Repository**:</text:p>
      <text:p text:style-name="Standard"><text:s text:c="4"/>```bash</text:p>
      <text:p text:style-name="Standard"><text:s text:c="4"/>cd ~/Downloads</text:p>
      <text:p text:style-name="Standard"><text:s text:c="4"/>git clone https://github.com/Antynea/grub-btrfs</text:p>
      <text:p text:style-name="Standard"><text:s text:c="4"/>cd grub-btrfs</text:p>
      <text:p text:style-name="Standard"><text:s text:c="4"/>```</text:p>
      <text:p text:style-name="Standard"/>
      <text:p text:style-name="Standard">3. **Install Grub-BTRFS**:</text:p>
      <text:p text:style-name="Standard"><text:s text:c="4"/>```bash</text:p>
      <text:p text:style-name="Standard"><text:s text:c="4"/>sudo make install</text:p>
      <text:p text:style-name="Standard"><text:s text:c="4"/>sudo grub-mkconfig</text:p>
      <text:p text:style-name="Standard"><text:s text:c="4"/>```</text:p>
      <text:p text:style-name="Standard"/>
      <text:p text:style-name="Standard">4. **Start and Enable the Grub-BTRFS Service**:</text:p>
      <text:p text:style-name="Standard"><text:s text:c="4"/>```bash</text:p>
      <text:p text:style-name="Standard"><text:s text:c="4"/>sudo systemctl start grub-btrfsd</text:p>
      <text:p text:style-name="Standard"><text:s text:c="4"/>sudo systemctl enable grub-btrfsd</text:p>
      <text:p text:style-name="Standard"><text:s text:c="4"/>```</text:p>
      <text:p text:style-name="Standard"/>
      <text:p text:style-name="Standard">5. **Edit Grub-BTRFS Config**:</text:p>
      <text:p text:style-name="Standard"><text:s text:c="4"/>```bash</text:p>
      <text:p text:style-name="Standard"><text:s text:c="4"/>sudo systemctl edit --full grub-btrfsd</text:p>
      <text:p text:style-name="Standard"><text:s text:c="4"/>```</text:p>
      <text:p text:style-name="Standard"><text:s text:c="4"/>Change the `ExecStart` line to point to Timeshift snapshots:</text:p>
      <text:p text:style-name="Standard"><text:s text:c="4"/>```bash</text:p>
      <text:p text:style-name="Standard"><text:s text:c="4"/>ExecStart=/usr/bin/grub-btrfsd --syslog --timeshift-auto</text:p>
      <text:p text:style-name="Standard"><text:s text:c="4"/>```</text:p>
      <text:p text:style-name="Standard"/>
      <text:p text:style-name="Standard">6. **Restart the Service**:</text:p>
      <text:p text:style-name="Standard"><text:s text:c="4"/>```bash</text:p>
      <text:p text:style-name="Standard"><text:s text:c="4"/>sudo systemctl restart grub-btrfs</text:p>
      <text:p text:style-name="Standard"><text:s text:c="4"/>sudo grub-mkconfig</text:p>
      <text:p text:style-name="Standard"><text:s text:c="4"/>```</text:p>
      <text:p text:style-name="Standard"/>
      <text:p text:style-name="Standard">---</text:p>
      <text:p text:style-name="Standard"/>
      <text:p text:style-name="Standard">## Disclaimer</text:p>
      <text:p text:style-name="Standard"/>
      <text:p text:style-name="Standard">While BTRFS snapshots are an excellent tool for quick system recovery, they should not replace full system backups. Always ensure you have additional backups using RSYNC or other methods, especially in case of hardware failure. BTRFS snapshots can't help if your entire hard drive fail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31T21:09:07.654124876</meta:creation-date>
    <dc:date>2025-09-02T12:11:45.199834758</dc:date>
    <meta:editing-duration>P1DT15H2M36S</meta:editing-duration>
    <meta:editing-cycles>9</meta:editing-cycles>
    <meta:generator>LibreOffice/25.2.5.2$Linux_X86_64 LibreOffice_project/520$Build-2</meta:generator>
    <meta:document-statistic meta:table-count="0" meta:image-count="0" meta:object-count="0" meta:page-count="4" meta:paragraph-count="113" meta:word-count="956" meta:character-count="6760" meta:non-whitespace-character-count="5649"/>
  </office:meta>
</office:document-meta>
</file>